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text>
      <text:h text:outline-level="1" text:style-name="DocTitle">Documentación de Clases — login-app</text:h>
      <text:p text:style-name="Subtitulo">Generado automáticamente — 10/05/2026 23:42</text:p>
      <text:h text:outline-level="2" text:style-name="H1">Backend — Java (Spring Boot)</text:h>
      <table:table>
        <table:table-column/>
        <table:table-column/>
        <table:table-column/>
        <table:table-column/>
        <table:table-row>
          <table:table-cell table:style-name="TH">
            <text:p text:style-name="THText">Clase</text:p>
          </table:table-cell>
          <table:table-cell table:style-name="TH">
            <text:p text:style-name="THText">Tipo</text:p>
          </table:table-cell>
          <table:table-cell table:style-name="TH">
            <text:p text:style-name="THText">Anotación</text:p>
          </table:table-cell>
          <table:table-cell table:style-name="TH">
            <text:p text:style-name="THText">Líneas</text:p>
          </table:table-cell>
        </table:table-row>
        <table:table-row>
          <table:table-cell table:style-name="TD">
            <text:p text:style-name="Normal">AuthController</text:p>
          </table:table-cell>
          <table:table-cell table:style-name="TD">
            <text:p text:style-name="Normal">Class</text:p>
          </table:table-cell>
          <table:table-cell table:style-name="TD">
            <text:p text:style-name="Normal">@RestController</text:p>
          </table:table-cell>
          <table:table-cell table:style-name="TD">
            <text:p text:style-name="Normal">50</text:p>
          </table:table-cell>
        </table:table-row>
        <table:table-row>
          <table:table-cell table:style-name="TD2">
            <text:p text:style-name="Normal">CfgConfig</text:p>
          </table:table-cell>
          <table:table-cell table:style-name="TD2">
            <text:p text:style-name="Normal">Class</text:p>
          </table:table-cell>
          <table:table-cell table:style-name="TD2">
            <text:p text:style-name="Normal">@Entity</text:p>
          </table:table-cell>
          <table:table-cell table:style-name="TD2">
            <text:p text:style-name="Normal">24</text:p>
          </table:table-cell>
        </table:table-row>
        <table:table-row>
          <table:table-cell table:style-name="TD">
            <text:p text:style-name="Normal">CfgConfigRepository</text:p>
          </table:table-cell>
          <table:table-cell table:style-name="TD">
            <text:p text:style-name="Normal">Interface</text:p>
          </table:table-cell>
          <table:table-cell table:style-name="TD">
            <text:p text:style-name="Normal">—</text:p>
          </table:table-cell>
          <table:table-cell table:style-name="TD">
            <text:p text:style-name="Normal">8</text:p>
          </table:table-cell>
        </table:table-row>
        <table:table-row>
          <table:table-cell table:style-name="TD2">
            <text:p text:style-name="Normal">ConfigController</text:p>
          </table:table-cell>
          <table:table-cell table:style-name="TD2">
            <text:p text:style-name="Normal">Class</text:p>
          </table:table-cell>
          <table:table-cell table:style-name="TD2">
            <text:p text:style-name="Normal">@RestController</text:p>
          </table:table-cell>
          <table:table-cell table:style-name="TD2">
            <text:p text:style-name="Normal">22</text:p>
          </table:table-cell>
        </table:table-row>
        <table:table-row>
          <table:table-cell table:style-name="TD">
            <text:p text:style-name="Normal">ConfigService</text:p>
          </table:table-cell>
          <table:table-cell table:style-name="TD">
            <text:p text:style-name="Normal">Class</text:p>
          </table:table-cell>
          <table:table-cell table:style-name="TD">
            <text:p text:style-name="Normal">@Service</text:p>
          </table:table-cell>
          <table:table-cell table:style-name="TD">
            <text:p text:style-name="Normal">51</text:p>
          </table:table-cell>
        </table:table-row>
        <table:table-row>
          <table:table-cell table:style-name="TD2">
            <text:p text:style-name="Normal">JwtFilter</text:p>
          </table:table-cell>
          <table:table-cell table:style-name="TD2">
            <text:p text:style-name="Normal">Class</text:p>
          </table:table-cell>
          <table:table-cell table:style-name="TD2">
            <text:p text:style-name="Normal">@Component</text:p>
          </table:table-cell>
          <table:table-cell table:style-name="TD2">
            <text:p text:style-name="Normal">46</text:p>
          </table:table-cell>
        </table:table-row>
        <table:table-row>
          <table:table-cell table:style-name="TD">
            <text:p text:style-name="Normal">JwtUtil</text:p>
          </table:table-cell>
          <table:table-cell table:style-name="TD">
            <text:p text:style-name="Normal">Class</text:p>
          </table:table-cell>
          <table:table-cell table:style-name="TD">
            <text:p text:style-name="Normal">@Component</text:p>
          </table:table-cell>
          <table:table-cell table:style-name="TD">
            <text:p text:style-name="Normal">59</text:p>
          </table:table-cell>
        </table:table-row>
        <table:table-row>
          <table:table-cell table:style-name="TD2">
            <text:p text:style-name="Normal">LoginBackendApplication</text:p>
          </table:table-cell>
          <table:table-cell table:style-name="TD2">
            <text:p text:style-name="Normal">Class</text:p>
          </table:table-cell>
          <table:table-cell table:style-name="TD2">
            <text:p text:style-name="Normal">—</text:p>
          </table:table-cell>
          <table:table-cell table:style-name="TD2">
            <text:p text:style-name="Normal">11</text:p>
          </table:table-cell>
        </table:table-row>
        <table:table-row>
          <table:table-cell table:style-name="TD">
            <text:p text:style-name="Normal">SecurityConfig</text:p>
          </table:table-cell>
          <table:table-cell table:style-name="TD">
            <text:p text:style-name="Normal">Class</text:p>
          </table:table-cell>
          <table:table-cell table:style-name="TD">
            <text:p text:style-name="Normal">@Configuration</text:p>
          </table:table-cell>
          <table:table-cell table:style-name="TD">
            <text:p text:style-name="Normal">39</text:p>
          </table:table-cell>
        </table:table-row>
        <table:table-row>
          <table:table-cell table:style-name="TD2">
            <text:p text:style-name="Normal">Usuario</text:p>
          </table:table-cell>
          <table:table-cell table:style-name="TD2">
            <text:p text:style-name="Normal">Class</text:p>
          </table:table-cell>
          <table:table-cell table:style-name="TD2">
            <text:p text:style-name="Normal">@Entity</text:p>
          </table:table-cell>
          <table:table-cell table:style-name="TD2">
            <text:p text:style-name="Normal">39</text:p>
          </table:table-cell>
        </table:table-row>
        <table:table-row>
          <table:table-cell table:style-name="TD">
            <text:p text:style-name="Normal">UsuarioController</text:p>
          </table:table-cell>
          <table:table-cell table:style-name="TD">
            <text:p text:style-name="Normal">Class</text:p>
          </table:table-cell>
          <table:table-cell table:style-name="TD">
            <text:p text:style-name="Normal">@RestController</text:p>
          </table:table-cell>
          <table:table-cell table:style-name="TD">
            <text:p text:style-name="Normal">91</text:p>
          </table:table-cell>
        </table:table-row>
        <table:table-row>
          <table:table-cell table:style-name="TD2">
            <text:p text:style-name="Normal">UsuarioRepository</text:p>
          </table:table-cell>
          <table:table-cell table:style-name="TD2">
            <text:p text:style-name="Normal">Interface</text:p>
          </table:table-cell>
          <table:table-cell table:style-name="TD2">
            <text:p text:style-name="Normal">—</text:p>
          </table:table-cell>
          <table:table-cell table:style-name="TD2">
            <text:p text:style-name="Normal">8</text:p>
          </table:table-cell>
        </table:table-row>
      </table:table>
      <text:p text:style-name="Normal"/>
      <text:h text:outline-level="3" text:style-name="H2">AuthController.java</text:h>
      <text:p text:style-name="Normal">Tipo: Class   |   Anotación: @RestController   |   Líneas: 50</text:p>
      <text:p text:style-name="Normal">Endpoints:</text:p>
      <text:p text:style-name="CodeBlock">  @PostMapping("/login")</text:p>
      <text:p text:style-name="Normal"/>
      <text:h text:outline-level="3" text:style-name="H2">CfgConfig.java</text:h>
      <text:p text:style-name="Normal">Tipo: Class   |   Anotación: @Entity   |   Líneas: 24</text:p>
      <text:p text:style-name="Normal">Tabla BD: CFG_CONFIG</text:p>
      <text:p text:style-name="Normal"/>
      <text:h text:outline-level="3" text:style-name="H2">CfgConfigRepository.java</text:h>
      <text:p text:style-name="Normal">Tipo: Interface   |   Anotación: —   |   Líneas: 8</text:p>
      <text:p text:style-name="Normal"/>
      <text:h text:outline-level="3" text:style-name="H2">ConfigController.java</text:h>
      <text:p text:style-name="Normal">Tipo: Class   |   Anotación: @RestController   |   Líneas: 22</text:p>
      <text:p text:style-name="Normal">Endpoints:</text:p>
      <text:p text:style-name="CodeBlock">  @GetMapping("/sesion")</text:p>
      <text:p text:style-name="Normal"/>
      <text:h text:outline-level="3" text:style-name="H2">ConfigService.java</text:h>
      <text:p text:style-name="Normal">Tipo: Class   |   Anotación: @Service   |   Líneas: 51</text:p>
      <text:p text:style-name="Normal"/>
      <text:h text:outline-level="3" text:style-name="H2">JwtFilter.java</text:h>
      <text:p text:style-name="Normal">Tipo: Class   |   Anotación: @Component   |   Líneas: 46</text:p>
      <text:p text:style-name="Normal"/>
      <text:h text:outline-level="3" text:style-name="H2">JwtUtil.java</text:h>
      <text:p text:style-name="Normal">Tipo: Class   |   Anotación: @Component   |   Líneas: 59</text:p>
      <text:p text:style-name="Normal"/>
      <text:h text:outline-level="3" text:style-name="H2">LoginBackendApplication.java</text:h>
      <text:p text:style-name="Normal">Tipo: Class   |   Anotación: —   |   Líneas: 11</text:p>
      <text:p text:style-name="Normal"/>
      <text:h text:outline-level="3" text:style-name="H2">SecurityConfig.java</text:h>
      <text:p text:style-name="Normal">Tipo: Class   |   Anotación: @Configuration   |   Líneas: 39</text:p>
      <text:p text:style-name="Normal"/>
      <text:h text:outline-level="3" text:style-name="H2">Usuario.java</text:h>
      <text:p text:style-name="Normal">Tipo: Class   |   Anotación: @Entity   |   Líneas: 39</text:p>
      <text:p text:style-name="Normal">Tabla BD: usuarios</text:p>
      <text:p text:style-name="Normal"/>
      <text:h text:outline-level="3" text:style-name="H2">UsuarioController.java</text:h>
      <text:p text:style-name="Normal">Tipo: Class   |   Anotación: @RestController   |   Líneas: 91</text:p>
      <text:p text:style-name="Normal">Endpoints:</text:p>
      <text:p text:style-name="CodeBlock">  @PutMapping("/{id}")</text:p>
      <text:p text:style-name="CodeBlock">  @DeleteMapping("/{id}")</text:p>
      <text:p text:style-name="Normal"/>
      <text:h text:outline-level="3" text:style-name="H2">UsuarioRepository.java</text:h>
      <text:p text:style-name="Normal">Tipo: Interface   |   Anotación: —   |   Líneas: 8</text:p>
      <text:p text:style-name="Normal"/>
      <text:h text:outline-level="2" text:style-name="H1">API REST</text:h>
      <table:table>
        <table:table-column/>
        <table:table-column/>
        <table:table-column/>
        <table:table-column/>
        <table:table-row>
          <table:table-cell table:style-name="TH">
            <text:p text:style-name="THText">Método</text:p>
          </table:table-cell>
          <table:table-cell table:style-name="TH">
            <text:p text:style-name="THText">Endpoint</text:p>
          </table:table-cell>
          <table:table-cell table:style-name="TH">
            <text:p text:style-name="THText">Auth</text:p>
          </table:table-cell>
          <table:table-cell table:style-name="TH">
            <text:p text:style-name="THText">Descripción</text:p>
          </table:table-cell>
        </table:table-row>
        <table:table-row>
          <table:table-cell table:style-name="TD">
            <text:p text:style-name="Normal">POST</text:p>
          </table:table-cell>
          <table:table-cell table:style-name="TD">
            <text:p text:style-name="Normal">/api/auth/login</text:p>
          </table:table-cell>
          <table:table-cell table:style-name="TD">
            <text:p text:style-name="Normal">Pública</text:p>
          </table:table-cell>
          <table:table-cell table:style-name="TD">
            <text:p text:style-name="Normal">Login — devuelve JWT + datos de sesión</text:p>
          </table:table-cell>
        </table:table-row>
        <table:table-row>
          <table:table-cell table:style-name="TD2">
            <text:p text:style-name="Normal">GET</text:p>
          </table:table-cell>
          <table:table-cell table:style-name="TD2">
            <text:p text:style-name="Normal">/api/config/sesion</text:p>
          </table:table-cell>
          <table:table-cell table:style-name="TD2">
            <text:p text:style-name="Normal">Pública</text:p>
          </table:table-cell>
          <table:table-cell table:style-name="TD2">
            <text:p text:style-name="Normal">Config del grupo SESION</text:p>
          </table:table-cell>
        </table:table-row>
        <table:table-row>
          <table:table-cell table:style-name="TD">
            <text:p text:style-name="Normal">GET</text:p>
          </table:table-cell>
          <table:table-cell table:style-name="TD">
            <text:p text:style-name="Normal">/api/usuarios</text:p>
          </table:table-cell>
          <table:table-cell table:style-name="TD">
            <text:p text:style-name="Normal">JWT</text:p>
          </table:table-cell>
          <table:table-cell table:style-name="TD">
            <text:p text:style-name="Normal">Lista usuarios (sin password)</text:p>
          </table:table-cell>
        </table:table-row>
        <table:table-row>
          <table:table-cell table:style-name="TD2">
            <text:p text:style-name="Normal">POST</text:p>
          </table:table-cell>
          <table:table-cell table:style-name="TD2">
            <text:p text:style-name="Normal">/api/usuarios</text:p>
          </table:table-cell>
          <table:table-cell table:style-name="TD2">
            <text:p text:style-name="Normal">JWT</text:p>
          </table:table-cell>
          <table:table-cell table:style-name="TD2">
            <text:p text:style-name="Normal">Crea usuario</text:p>
          </table:table-cell>
        </table:table-row>
        <table:table-row>
          <table:table-cell table:style-name="TD">
            <text:p text:style-name="Normal">PUT</text:p>
          </table:table-cell>
          <table:table-cell table:style-name="TD">
            <text:p text:style-name="Normal">/api/usuarios/{id}</text:p>
          </table:table-cell>
          <table:table-cell table:style-name="TD">
            <text:p text:style-name="Normal">JWT</text:p>
          </table:table-cell>
          <table:table-cell table:style-name="TD">
            <text:p text:style-name="Normal">Actualiza usuario</text:p>
          </table:table-cell>
        </table:table-row>
        <table:table-row>
          <table:table-cell table:style-name="TD2">
            <text:p text:style-name="Normal">DELETE</text:p>
          </table:table-cell>
          <table:table-cell table:style-name="TD2">
            <text:p text:style-name="Normal">/api/usuarios/{id}</text:p>
          </table:table-cell>
          <table:table-cell table:style-name="TD2">
            <text:p text:style-name="Normal">JWT</text:p>
          </table:table-cell>
          <table:table-cell table:style-name="TD2">
            <text:p text:style-name="Normal">Elimina usuario</text:p>
          </table:table-cell>
        </table:table-row>
      </table:table>
      <text:p text:style-name="Normal"/>
      <text:h text:outline-level="2" text:style-name="H1">Frontend — Angular (TypeScript)</text:h>
      <text:h text:outline-level="3" text:style-name="H2">Rutas</text:h>
      <table:table>
        <table:table-column/>
        <table:table-column/>
        <table:table-column/>
        <table:table-row>
          <table:table-cell table:style-name="TH">
            <text:p text:style-name="THText">Ruta</text:p>
          </table:table-cell>
          <table:table-cell table:style-name="TH">
            <text:p text:style-name="THText">Componente</text:p>
          </table:table-cell>
          <table:table-cell table:style-name="TH">
            <text:p text:style-name="THText">Guards</text:p>
          </table:table-cell>
        </table:table-row>
        <table:table-row>
          <table:table-cell table:style-name="TD">
            <text:p text:style-name="Normal">/</text:p>
          </table:table-cell>
          <table:table-cell table:style-name="TD">
            <text:p text:style-name="Normal">→ /login</text:p>
          </table:table-cell>
          <table:table-cell table:style-name="TD">
            <text:p text:style-name="Normal">—</text:p>
          </table:table-cell>
        </table:table-row>
        <table:table-row>
          <table:table-cell table:style-name="TD2">
            <text:p text:style-name="Normal">/login</text:p>
          </table:table-cell>
          <table:table-cell table:style-name="TD2">
            <text:p text:style-name="Normal">LoginComponent</text:p>
          </table:table-cell>
          <table:table-cell table:style-name="TD2">
            <text:p text:style-name="Normal">—</text:p>
          </table:table-cell>
        </table:table-row>
        <table:table-row>
          <table:table-cell table:style-name="TD">
            <text:p text:style-name="Normal">/dashboard</text:p>
          </table:table-cell>
          <table:table-cell table:style-name="TD">
            <text:p text:style-name="Normal">DashboardComponent</text:p>
          </table:table-cell>
          <table:table-cell table:style-name="TD">
            <text:p text:style-name="Normal">authGuard</text:p>
          </table:table-cell>
        </table:table-row>
        <table:table-row>
          <table:table-cell table:style-name="TD2">
            <text:p text:style-name="Normal">/usuarios</text:p>
          </table:table-cell>
          <table:table-cell table:style-name="TD2">
            <text:p text:style-name="Normal">UsuariosComponent</text:p>
          </table:table-cell>
          <table:table-cell table:style-name="TD2">
            <text:p text:style-name="Normal">authGuard + adminGuard</text:p>
          </table:table-cell>
        </table:table-row>
      </table:table>
      <text:p text:style-name="Normal"/>
      <text:h text:outline-level="3" text:style-name="H2">Servicios, Guards e Interceptores</text:h>
      <text:p text:style-name="Normal">services/auth.service.ts  [Service]</text:p>
      <text:p text:style-name="CodeBlock">  Métodos: Injectable, guardarSesion, setItem, stringify, setItem, getSesion, getItem, parse</text:p>
      <text:p text:style-name="Normal">services/session.service.ts  [Service]</text:p>
      <text:p text:style-name="CodeBlock">  Métodos: Injectable, init, subscribe, parseInt, isNaN, iniciarEscucha, iniciarEscucha, iniciarEscucha</text:p>
      <text:p text:style-name="Normal">interceptors/auth.interceptor.ts  [Interceptor]</text:p>
      <text:p text:style-name="CodeBlock">  Métodos: inject, getToken, clone, next</text:p>
      <text:p text:style-name="Normal">guards/auth.guard.ts  [Guard]</text:p>
      <text:p text:style-name="CodeBlock">  Métodos: inject, inject, estaAutenticado, navigate, inject, inject, esAdmin, navigate</text:p>
      <text:p text:style-name="Normal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DocTitle" style:family="paragraph" style:display-name="DocTitle">
      <style:text-properties fo:font-size="20pt" fo:font-weight="bold" fo:color="#1F3864"/>
      <style:paragraph-properties fo:margin-bottom="0.2cm"/>
    </style:style>
    <style:style style:name="Subtitulo" style:family="paragraph" style:display-name="Subtitulo">
      <style:text-properties fo:font-size="10pt" fo:color="#666666"/>
      <style:paragraph-properties fo:margin-bottom="0.4cm"/>
    </style:style>
    <style:style style:name="H1" style:family="paragraph" style:display-name="H1">
      <style:text-properties fo:font-size="14pt" fo:font-weight="bold" fo:color="#2E74B5"/>
      <style:paragraph-properties fo:margin-top="0.5cm" fo:margin-bottom="0.2cm"/>
    </style:style>
    <style:style style:name="H2" style:family="paragraph" style:display-name="H2">
      <style:text-properties fo:font-size="11pt" fo:font-weight="bold" fo:color="#404040"/>
      <style:paragraph-properties fo:margin-top="0.3cm" fo:margin-bottom="0.1cm"/>
    </style:style>
    <style:style style:name="Normal" style:family="paragraph" style:display-name="Normal">
      <style:text-properties fo:font-size="10pt"/>
    </style:style>
    <style:style style:name="CodeBlock" style:family="paragraph" style:display-name="CodeBlock">
      <style:text-properties style:font-name="Courier New" fo:font-size="9pt"/>
      <style:paragraph-properties fo:background-color="#F5F5F5" fo:margin-left="0.4cm" fo:margin-top="0.05cm" fo:margin-bottom="0.05cm"/>
    </style:style>
    <style:style style:name="Badge" style:family="paragraph" style:display-name="Badge">
      <style:text-properties fo:font-size="9pt" fo:color="#155724"/>
      <style:paragraph-properties fo:background-color="#D4EDDA" fo:margin-bottom="0.3cm"/>
    </style:style>
    <style:style style:name="TH" style:family="table-cell" style:display-name="TH">
      <style:table-cell-properties fo:background-color="#2E74B5" fo:padding="0.12cm" fo:border="0.05cm solid #CCCCCC"/>
    </style:style>
    <style:style style:name="TD" style:family="table-cell" style:display-name="TD">
      <style:table-cell-properties fo:padding="0.1cm" fo:border="0.05cm solid #CCCCCC"/>
    </style:style>
    <style:style style:name="TD2" style:family="table-cell" style:display-name="TD2">
      <style:table-cell-properties fo:background-color="#EBF3FB" fo:padding="0.1cm" fo:border="0.05cm solid #CCCCCC"/>
    </style:style>
    <style:style style:name="THText" style:family="paragraph" style:display-name="THText">
      <style:text-properties fo:font-weight="bold" fo:color="#FFFFFF"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